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atin Modern Roman" svg:font-family="'Latin Modern Roman'" style:font-pitch="variable"/>
    <style:font-face style:name="Lato Light1" svg:font-family="'Lato Light'" style:font-pitch="variable"/>
    <style:font-face style:name="Lato Light" svg:font-family="'Lato Light'" style:font-adornments="Bold" style:font-pitch="variable"/>
    <style:font-face style:name="Samanata" svg:font-family="Samana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style:font-name="Latin Modern Roman"/>
    </style:style>
    <style:style style:name="P2" style:family="paragraph" style:parent-style-name="Standard">
      <style:paragraph-properties>
        <style:tab-stops>
          <style:tab-stop style:position="7.325cm"/>
        </style:tab-stops>
      </style:paragraph-properties>
      <style:text-properties style:font-name="Lato Light1" fo:font-size="10pt" officeooo:rsid="0023b5e6" officeooo:paragraph-rsid="0023b5e6" style:font-size-asian="10pt" style:font-name-complex="Latin Modern Roman" style:font-size-complex="10pt"/>
    </style:style>
    <style:style style:name="P3" style:family="paragraph" style:parent-style-name="Standard">
      <style:text-properties style:font-name="Latin Modern Roman" officeooo:rsid="0022ef6b" officeooo:paragraph-rsid="0037fa32" style:font-name-complex="Latin Modern Roman"/>
    </style:style>
    <style:style style:name="P4" style:family="paragraph" style:parent-style-name="Standard" style:master-page-name="">
      <style:paragraph-properties fo:margin-top="0cm" fo:margin-bottom="0.3cm" loext:contextual-spacing="false" style:page-number="auto"/>
      <style:text-properties style:font-name="Latin Modern Roman" officeooo:rsid="002212c5" officeooo:paragraph-rsid="002212c5"/>
    </style:style>
    <style:style style:name="P5" style:family="paragraph" style:parent-style-name="Quotations">
      <style:text-properties style:font-name="Samanata" style:font-name-complex="Samanata"/>
    </style:style>
    <style:style style:name="P6" style:family="paragraph" style:parent-style-name="Standard">
      <style:paragraph-properties fo:margin-top="0.3cm" fo:margin-bottom="0cm" loext:contextual-spacing="false">
        <style:tab-stops>
          <style:tab-stop style:position="7.325cm"/>
        </style:tab-stops>
      </style:paragraph-properties>
      <style:text-properties style:font-name="Latin Modern Roman" officeooo:rsid="0023b5e6" officeooo:paragraph-rsid="0023b5e6" style:font-name-complex="Latin Modern Roman"/>
    </style:style>
    <style:style style:name="P7" style:family="paragraph" style:parent-style-name="Standard">
      <style:paragraph-properties fo:margin-top="0.3cm" fo:margin-bottom="0cm" loext:contextual-spacing="false"/>
      <style:text-properties style:font-name="Latin Modern Roman" officeooo:rsid="0022ef6b" officeooo:paragraph-rsid="0022ef6b" style:font-name-complex="Latin Modern Roman"/>
    </style:style>
    <style:style style:name="P8" style:family="paragraph" style:parent-style-name="Standard">
      <style:paragraph-properties fo:margin-top="0.3cm" fo:margin-bottom="0cm" loext:contextual-spacing="false">
        <style:tab-stops>
          <style:tab-stop style:position="7.325cm"/>
        </style:tab-stops>
      </style:paragraph-properties>
      <style:text-properties style:font-name="Latin Modern Roman" fo:language="en" fo:country="US" officeooo:rsid="0026b88f" officeooo:paragraph-rsid="0028922c" style:font-name-complex="Latin Modern Roman" loext:shadow="none"/>
    </style:style>
    <style:style style:name="P9" style:family="paragraph" style:parent-style-name="Quotations">
      <style:paragraph-properties fo:margin-top="0cm" fo:margin-bottom="0cm" loext:contextual-spacing="false">
        <style:tab-stops>
          <style:tab-stop style:position="7.11cm"/>
          <style:tab-stop style:position="11.509cm"/>
        </style:tab-stops>
      </style:paragraph-properties>
      <style:text-properties style:font-name="Samanata" fo:font-size="12pt" officeooo:paragraph-rsid="0037fa32" style:font-size-asian="12pt" style:font-name-complex="Samanata" style:font-size-complex="12pt"/>
    </style:style>
    <style:style style:name="P10" style:family="paragraph" style:parent-style-name="Quotations">
      <style:paragraph-properties fo:margin-top="0cm" fo:margin-bottom="0cm" loext:contextual-spacing="false">
        <style:tab-stops>
          <style:tab-stop style:position="7.11cm"/>
          <style:tab-stop style:position="11.509cm"/>
        </style:tab-stops>
      </style:paragraph-properties>
      <style:text-properties style:font-name="Samanata" fo:font-size="12pt" officeooo:paragraph-rsid="00386b2a" style:font-size-asian="12pt" style:font-name-complex="Samanata" style:font-size-complex="12pt"/>
    </style:style>
    <style:style style:name="P11" style:family="paragraph" style:parent-style-name="Standard" style:list-style-name="L1">
      <style:paragraph-properties>
        <style:tab-stops>
          <style:tab-stop style:position="7.325cm"/>
        </style:tab-stops>
      </style:paragraph-properties>
      <style:text-properties style:font-name="Latin Modern Roman" officeooo:rsid="0022ef6b" officeooo:paragraph-rsid="0022ef6b" style:font-name-complex="Latin Modern Roman"/>
    </style:style>
    <style:style style:name="P12" style:family="paragraph" style:parent-style-name="Standard" style:list-style-name="L1">
      <style:paragraph-properties>
        <style:tab-stops>
          <style:tab-stop style:position="7.325cm"/>
        </style:tab-stops>
      </style:paragraph-properties>
      <style:text-properties style:font-name="Latin Modern Roman" officeooo:rsid="0022ef6b" officeooo:paragraph-rsid="0037fa32" style:font-name-complex="Latin Modern Roman"/>
    </style:style>
    <style:style style:name="P13" style:family="paragraph" style:parent-style-name="Standard" style:list-style-name="L2" style:master-page-name="">
      <loext:graphic-properties draw:fill="none"/>
      <style:paragraph-properties style:page-number="auto" fo:background-color="transparent">
        <style:tab-stops>
          <style:tab-stop style:position="7.325cm"/>
        </style:tab-stops>
      </style:paragraph-properties>
      <style:text-properties style:font-name="Latin Modern Roman" fo:language="en" fo:country="US" officeooo:rsid="0026b88f" officeooo:paragraph-rsid="00365d65" style:font-name-complex="Latin Modern Roman" loext:shadow="none"/>
    </style:style>
    <style:style style:name="P14" style:family="paragraph" style:parent-style-name="Standard" style:list-style-name="L2">
      <loext:graphic-properties draw:fill="none"/>
      <style:paragraph-properties fo:margin-top="0.3cm" fo:margin-bottom="0cm" loext:contextual-spacing="false" fo:background-color="transparent">
        <style:tab-stops>
          <style:tab-stop style:position="7.325cm"/>
        </style:tab-stops>
      </style:paragraph-properties>
      <style:text-properties style:font-name="Latin Modern Roman" fo:language="en" fo:country="US" officeooo:rsid="0026b88f" officeooo:paragraph-rsid="00365d65" style:font-name-complex="Latin Modern Roman" loext:shadow="none"/>
    </style:style>
    <style:style style:name="T1" style:family="text">
      <style:text-properties fo:color="#ce181e"/>
    </style:style>
    <style:style style:name="T2" style:family="text">
      <style:text-properties fo:color="#ce181e" style:font-name="Samanata" style:font-name-complex="Samanata"/>
    </style:style>
    <style:style style:name="T3" style:family="text">
      <style:text-properties fo:color="#ce181e" style:font-name="Samanata" officeooo:rsid="0037fa32" style:font-name-complex="Samanata"/>
    </style:style>
    <style:style style:name="T4" style:family="text">
      <style:text-properties fo:color="#ce181e" fo:font-style="italic" style:font-style-asian="italic" style:font-style-complex="italic"/>
    </style:style>
    <style:style style:name="T5" style:family="text">
      <style:text-properties fo:color="#ce181e" fo:font-size="12pt" fo:font-style="italic" style:font-size-asian="12pt" style:font-style-asian="italic" style:font-size-complex="12pt" style:font-style-complex="italic"/>
    </style:style>
    <style:style style:name="T6" style:family="text">
      <style:text-properties fo:color="#ce181e" officeooo:rsid="0037fa32"/>
    </style:style>
    <style:style style:name="T7" style:family="text">
      <style:text-properties style:font-name="Latin Modern Roman" officeooo:rsid="002585b3" style:font-name-complex="Latin Modern Roman"/>
    </style:style>
    <style:style style:name="T8" style:family="text">
      <style:text-properties officeooo:rsid="002585b3"/>
    </style:style>
    <style:style style:name="T9" style:family="text">
      <style:text-properties style:use-window-font-color="true"/>
    </style:style>
    <style:style style:name="T10" style:family="text">
      <style:text-properties style:use-window-font-color="true" style:font-name="Latin Modern Roman" officeooo:rsid="002585b3" style:font-name-complex="Latin Modern Roman"/>
    </style:style>
    <style:style style:name="T11" style:family="text">
      <style:text-properties style:use-window-font-color="true" style:font-name="Samanata" officeooo:rsid="002585b3" style:font-name-complex="Samanata"/>
    </style:style>
    <style:style style:name="T12" style:family="text">
      <style:text-properties style:use-window-font-color="true" fo:font-style="italic" style:font-style-asian="italic" style:font-style-complex="italic"/>
    </style:style>
    <style:style style:name="T13" style:family="text">
      <style:text-properties style:use-window-font-color="true" officeooo:rsid="0037fa32"/>
    </style:style>
    <style:style style:name="T14" style:family="text">
      <style:text-properties style:use-window-font-color="true" officeooo:rsid="00365d65"/>
    </style:style>
    <style:style style:name="T15" style:family="text">
      <style:text-properties fo:font-style="italic" style:font-style-asian="italic" style:font-style-complex="italic"/>
    </style:style>
    <style:style style:name="T16" style:family="text">
      <style:text-properties fo:font-size="8pt" fo:font-style="normal" style:font-size-asian="8pt" style:font-style-asian="normal" style:font-size-complex="8pt" style:font-style-complex="normal"/>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font-size="9pt" fo:font-style="normal" style:font-size-asian="9pt" style:font-style-asian="normal" style:font-size-complex="9pt" style:font-style-complex="normal"/>
    </style:style>
    <style:style style:name="T19" style:family="text">
      <style:text-properties officeooo:rsid="002d6040"/>
    </style:style>
    <style:style style:name="T20" style:family="text">
      <style:text-properties officeooo:rsid="002fcbf2"/>
    </style:style>
    <style:style style:name="T21" style:family="text">
      <style:text-properties officeooo:rsid="002585b3" style:font-name-complex="Samanata"/>
    </style:style>
    <style:style style:name="T22" style:family="text">
      <style:text-properties officeooo:rsid="0037fa32" style:font-name-complex="Samanata"/>
    </style:style>
    <style:style style:name="T23" style:family="text">
      <style:text-properties officeooo:rsid="0033d422"/>
    </style:style>
    <style:style style:name="T24" style:family="text">
      <style:text-properties style:font-name="Samanata" officeooo:rsid="0037fa32" style:font-name-complex="Samanata"/>
    </style:style>
    <style:style style:name="T25" style:family="text">
      <style:text-properties officeooo:rsid="00365d65"/>
    </style:style>
    <style:style style:name="T26" style:family="text">
      <style:text-properties officeooo:rsid="0037fa32"/>
    </style:style>
    <style:style style:name="T27" style:family="text">
      <style:text-properties officeooo:rsid="0037fa32" style:font-name-complex="Latin Modern Roman"/>
    </style:style>
    <style:style style:name="T28" style:family="text">
      <style:text-properties officeooo:rsid="00386b2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ple <text:span text:style-name="T28">4</text:span> – Sutka <text:span text:style-name="T28">4:17</text:span></text:p>
      <text:p text:style-name="P9">तवम महां इन्द्र तुभ्यं ह कषा अनु कषत्रम मंहना मन्यत दयौः |</text:p>
      <text:p text:style-name="P10">तवं वर्त्रं शवसा जघन्वान सर्जः सिन्धूंर अहिना जग्रसानान || १ ||</text:p>
      <text:p text:style-name="P9">तव तविषो जनिमन रेजत दयौ रेजद भूमिर भियसा सवस्य मन्योः |</text:p>
      <text:p text:style-name="P10">रघायन्त सुभ्वः पर्वतास आर्दन धन्वानि सरयन्त आपः || २ ||</text:p>
      <text:p text:style-name="P9">भिनद गिरिं शवसा वज्रम इष्णन्न आविष्क्र्ण्वानः सहसान ओजः |</text:p>
      <text:p text:style-name="P10">वधीद वर्त्रं वज्रेण मन्दसानः सरन्न आपो जवसा हतव्र्ष्णीः || ३ ||</text:p>
      <text:p text:style-name="P9">सुवीरस ते जनिता मन्यत दयौर इन्द्रस्य कर्ता सवपस्तमो भूत |</text:p>
      <text:p text:style-name="P10">य ईं जजान सवर्यं सुवज्रम अनपच्युतं सदसो न भूम || ४ ||</text:p>
      <text:p text:style-name="P9">य एक इच चयावयति पर भूमा राजा कर्ष्टीनाम पुरुहूत इन्द्रः |</text:p>
      <text:p text:style-name="P10">सत्यम एनम अनु विश्वे मदन्ति रातिं देवस्य गर्णतो मघोनः || ५ ||</text:p>
      <text:p text:style-name="P9">सत्रा सोमा अभवन्न अस्य विश्वे सत्रा मदासो बर्हतो मदिष्ठाः |</text:p>
      <text:p text:style-name="P10">सत्राभवो वसुपतिर वसूनां दत्रे विश्वा अधिथा इन्द्र कर्ष्टीः || ६ ||</text:p>
      <text:p text:style-name="P9">तवम अध परथमं जायमानो ऽमे विश्वा अधिथा इन्द्र कर्ष्टीः |</text:p>
      <text:p text:style-name="P10">तवम परति परवत आशयानम अहिं वज्रेण मघवन वि वर्श्चः || ७ ||</text:p>
      <text:p text:style-name="P9">सत्राहणं दाध्र्षिं तुम्रम इन्द्रम महाम अपारं वर्षभं सुवज्रम |</text:p>
      <text:p text:style-name="P10">हन्ता यो वर्त्रं सनितोत वाजं दाता मघानि मघवा सुराधाः || ८ ||</text:p>
      <text:p text:style-name="P9">अयं वर्तश चातयते समीचीर य आजिषु मघवा शर्ण्व एकः |</text:p>
      <text:p text:style-name="P10">अयं वाजम भरति यं सनोत्य अस्य परियासः सख्ये सयाम ||९||</text:p>
      <text:p text:style-name="P9">अयं शर्ण्वे अध जयन्न उत घनन्न अयम उत पर कर्णुते युधा गाः |</text:p>
      <text:p text:style-name="P10">यदा <text:span text:style-name="T1">सत्यं</text:span> कर्णुते मन्युम इन्द्रो विश्वं दर्ळ्हम भयत एजद अस्मात || १० ||</text:p>
      <text:p text:style-name="P4">Padapatha for sloka <text:span text:style-name="T28">10</text:span>:</text:p>
      <text:p text:style-name="P5">शाक्मना | शाकः | अरुणः | सु-पर्णः | आ | यः | महः | शूरः | सनात् | अनीळः | यत् | चिकेत | <text:span text:style-name="T1">सत्यम्</text:span> | इत् | तत् | न | मोघम् | वसु | स्पार्हम् | उत | जेता | उत | दाता </text:p>
      <text:p text:style-name="P3">Interpretation: <text:span text:style-name="T2">सत्य </text:span>is <text:span text:style-name="T25">contrasted here with the word</text:span><text:span text:style-name="T10"> </text:span><text:span text:style-name="T11">मोघ</text:span><text:span text:style-name="T7"> (“</text:span><text:span text:style-name="T25">futility, uselessness</text:span><text:span text:style-name="T7">”)</text:span><text:span text:style-name="T21"> </text:span><text:span text:style-name="T22">through the phrase “</text:span><text:span text:style-name="T3">सत्यम्</text:span><text:span text:style-name="T24"> इत् तत् न मोघम्</text:span><text:span text:style-name="T27">”</text:span> → “... <text:span text:style-name="T26">this is </text:span><text:span text:style-name="T1">satya</text:span><text:span text:style-name="T9">, </text:span><text:span text:style-name="T13">not some </text:span><text:span text:style-name="T14">futility</text:span>”</text:p>
      <text:p text:style-name="P7">Compatibility with the ideas of :</text:p>
      <text:list xml:id="list3847547129" text:style-name="L1">
        <text:list-item>
          <text:p text:style-name="P11">Truth / real / <text:span text:style-name="T20">truthfulness</text:span> : <text:tab/><text:span text:style-name="T8">No</text:span></text:p>
        </text:list-item>
        <text:list-item>
          <text:p text:style-name="P11">Trust / Trustworthiness : <text:tab/><text:span text:style-name="T8">No</text:span></text:p>
        </text:list-item>
        <text:list-item>
          <text:p text:style-name="P12">Weight / importance / Significance : <text:tab/>Yes → “... <text:span text:style-name="T26">t</text:span><text:span text:style-name="T13">his is</text:span><text:span text:style-name="T6"> something important</text:span><text:span text:style-name="T9">, </text:span><text:span text:style-name="T13">not some </text:span><text:span text:style-name="T14">futility</text:span>”</text:p>
        </text:list-item>
      </text:list>
      <text:p text:style-name="P8">Translations:</text:p>
      <text:list xml:id="list713061545" text:style-name="L2">
        <text:list-item>
          <text:p text:style-name="P13"><text:soft-page-break/><text:span text:style-name="T17">Strong is the Red Bird in his strength, great Hero, who from of old hath had no nest to dwell in. That which he knows is </text:span><text:span text:style-name="T5">truth</text:span><text:span text:style-name="T17"> and never idle: he wins and gives the wealth desired of many.</text:span><text:span text:style-name="T18"> Ralph T. H. Griffith, [1896]</text:span></text:p>
        </text:list-item>
        <text:list-item>
          <text:p text:style-name="P14"><text:span text:style-name="T12">Through his power he is the powerful, ruddy eagle, who, as the nestless champion from of old, (has power) over the great. What he perceives, that is </text:span><text:span text:style-name="T4">truly real</text:span><text:span text:style-name="T12">, not false. He is both the winner and the giver of the eagerly sought good.</text:span><text:span text:style-name="T15"> </text:span><text:span text:style-name="T16">S. W. Jamison / J. P. Brereton [2014]</text:span></text:p>
        </text:list-item>
      </text:list>
      <text:p text:style-name="P6">Cheat-sheet:</text:p>
      <text:p text:style-name="P2">1. Far away in the distance is that hidden name which the two, frightened, called you, to grant them vigor.</text:p>
      <text:p text:style-name="P2">You propped up Earth and Heaven at the critical moment, when you were sparking the sons of your brother, bounteous one.</text:p>
      <text:p text:style-name="P2">2. Great is that hidden, much-coveted name by which you begat what has been and by which (you will beget) what is to be. The light born of old that is his—that dear light do the five dear ones merge into.</text:p>
      <text:p text:style-name="P2">3. He filled the two world-halves and their middle. The five (groups of) gods in their proper sequence, seven by seven, does he survey with the thirty-four (lights) in their multiplicity, (which are one) light having a single form but following various commandments.</text:p>
      <text:p text:style-name="P2">4. In that, o Dawn, you dawned as the foremost of the radiant ones, because you begat the thriving of the thriving, in that you have nearer kinship with the more distant (Dawn)—great is the one and only lordship of great (Dawn).</text:p>
      <text:p text:style-name="P2">5. The solitary (moon?) running in the crowd of many (stars?)—though he was young, the gray one swallowed him—behold the poetic skill of the god in his greatness. (In simple language:) today he died; yesterday he was (still) utterly breathing.</text:p>
      <text:p text:style-name="P2">6. Through his power he is the powerful, ruddy eagle, who, as the nestless champion from of old, (has power) over the great. What he perceives, that is truly real, not false. He is both the winner and the giver of the eagerly sought go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atin Modern Roman" svg:font-family="'Latin Modern Roman'" style:font-pitch="variable"/>
    <style:font-face style:name="Lato Light1" svg:font-family="'Lato Light'" style:font-pitch="variable"/>
    <style:font-face style:name="Lato Light" svg:font-family="'Lato Light'" style:font-adornments="Bold" style:font-pitch="variable"/>
    <style:font-face style:name="Samanata" svg:font-family="Samana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0cm" fo:margin-bottom="0.499cm" loext:contextual-spacing="false" fo:text-align="center" style:justify-single-word="false"/>
      <style:text-properties style:font-name="Lato Light" fo:font-family="'Lato Light'" style:font-style-name="Bold" style:font-pitch="variable" fo:font-size="1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0:27:27.068349999</meta:creation-date>
    <meta:generator>LibreOffice/6.0.6.2$Linux_X86_64 LibreOffice_project/00m0$Build-2</meta:generator>
    <dc:date>2018-12-08T14:36:48.424939927</dc:date>
    <meta:editing-duration>PT41M28S</meta:editing-duration>
    <meta:editing-cycles>12</meta:editing-cycles>
    <meta:document-statistic meta:table-count="0" meta:image-count="0" meta:object-count="0" meta:page-count="2" meta:paragraph-count="39" meta:word-count="692" meta:character-count="3191" meta:non-whitespace-character-count="2542"/>
  </office:meta>
</office:document-meta>
</file>